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33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ff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cc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66cc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6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7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99ff66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cc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solid" svg:stroke-width="0.081cm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2" style:family="graphic" style:parent-style-name="standard">
      <style:graphic-properties draw:stroke="solid" svg:stroke-width="0.081cm" draw:marker-start="Dimension_20_Lines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12cm"/>
    </style:style>
    <style:style style:name="gr14" style:family="graphic" style:parent-style-name="standard">
      <style:graphic-properties svg:stroke-color="#000000" draw:textarea-vertical-align="middle"/>
    </style:style>
    <style:style style:name="gr15" style:family="graphic" style:parent-style-name="objectwithoutfill">
      <style:graphic-properties svg:stroke-width="0.035cm" svg:stroke-color="#00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cc00" draw:marker-start-width="0.252cm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cc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9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0cm"/>
    </style:style>
    <style:style style:name="gr22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99ff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3" style:family="graphic" style:parent-style-name="standard">
      <style:graphic-properties draw:fill-color="#ffcc99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0.425cm"/>
    </style:style>
    <style:style style:name="gr25" style:family="graphic" style:parent-style-name="standard">
      <style:graphic-properties svg:stroke-width="0.081cm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99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svg:stroke-color="#999999" draw:fill-color="#ccffcc" draw:textarea-vertical-align="middle"/>
    </style:style>
    <style:style style:name="gr30" style:family="graphic" style:parent-style-name="standard">
      <style:graphic-properties draw:stroke="none" draw:fill="none" fo:min-height="0.663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6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7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32cm" fo:min-width="0.69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2cm" fo:min-width="1.40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5cm" fo:min-width="1.402cm"/>
    </style:style>
    <style:style style:name="gr39" style:family="graphic" style:parent-style-name="standard">
      <style:graphic-properties draw:stroke="dash" draw:stroke-dash="Fine_20_Dashed_20__28_var_29_" svg:stroke-width="0.053cm" svg:stroke-color="#000000" draw:marker-start-width="0.279cm" draw:marker-end-width="0.279cm" draw:fill="none" draw:fill-color="#ccffcc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draw:stroke="dash" draw:stroke-dash="Fine_20_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fill-color="#ccffcc" draw:textarea-vertical-align="middle"/>
    </style:style>
    <style:style style:name="gr42" style:family="graphic" style:parent-style-name="standard">
      <style:graphic-properties draw:stroke="dash" draw:stroke-dash="Fine_20_Dashed_20__28_var_29_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3333ff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5pt"/>
    </style:style>
    <style:style style:name="P6" style:family="paragraph">
      <style:paragraph-properties fo:text-align="en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fo:font-size="15pt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-33% 58%" fo:font-weight="normal" style:font-weight-asian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7.112cm" svg:height="4.191cm" svg:x="31.988cm" svg:y="12.557cm">
          <draw:glue-point draw:id="8" svg:x="4.821cm" svg:y="-3.031cm"/>
          <draw:glue-point draw:id="9" svg:x="5.11cm" svg:y="2.801cm"/>
          <text:p text:style-name="P1">Transpos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0" draw:id="id20" draw:layer="layout" svg:width="4.705cm" svg:height="4.705cm" svg:x="34.02cm" svg:y="22.584cm">
          <text:p text:style-name="P1">Matrix Multipli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13" draw:id="id13" draw:layer="layout" svg:width="3.81cm" svg:height="1.317cm" svg:x="13.662cm" svg:y="5.377cm">
          <text:p text:style-name="P1">P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12" draw:id="id12" draw:layer="layout" svg:width="3.81cm" svg:height="9.271cm" svg:x="13.662cm" svg:y="7.536cm">
          <text:p text:style-name="P1">Instruction</text:p>
          <text:p text:style-name="P1">Memor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xml:id="id1" draw:id="id1" draw:layer="layout" svg:width="3.81cm" svg:height="1.321cm" svg:x="13.662cm" svg:y="18.464cm">
          <text:p text:style-name="P1">Instruction</text:p>
          <text:p text:style-name="P1">Decod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line-skew="0cm -0.728cm" svg:x1="15.567cm" svg:y1="19.785cm" svg:x2="2.779cm" svg:y2="6.081cm" draw:start-shape="id1" draw:start-glue-point="6" draw:end-shape="id2" draw:end-glue-point="11" svg:d="M15567 19785v541h-14059v-14245h1271">
          <text:p/>
        </draw:connector>
        <draw:connector draw:style-name="gr6" draw:text-style-name="P1" draw:layer="layout" draw:line-skew="0cm -1.131cm" svg:x1="15.567cm" svg:y1="19.785cm" svg:x2="21.803cm" svg:y2="9.315cm" draw:start-shape="id1" draw:start-glue-point="6" draw:end-shape="id3" draw:end-glue-point="6" svg:d="M15567 19785v541h2940v-11011h3296">
          <text:p/>
        </draw:connector>
        <draw:custom-shape draw:style-name="gr7" draw:text-style-name="P1" xml:id="id18" draw:id="id18" draw:layer="layout" svg:width="4.705cm" svg:height="1.317cm" svg:x="34.014cm" svg:y="17.463cm">
          <text:p text:style-name="P1">Buffer 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" xml:id="id4" draw:id="id4" draw:layer="layout" svg:width="4.705cm" svg:height="1.317cm" draw:transform="rotate (-1.57079632679579) translate (32.543cm 22.59cm)">
          <draw:glue-point draw:id="8" svg:x="-2.574cm" svg:y="4.873cm"/>
          <draw:glue-point draw:id="9" svg:x="2.247cm" svg:y="4.873cm"/>
          <text:p text:style-name="P1">Buffer 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15.567cm" svg:y1="19.785cm" svg:x2="31.227cm" svg:y2="24.943cm" draw:start-shape="id1" draw:start-glue-point="6" draw:end-shape="id4" draw:end-glue-point="6" svg:d="M15567 19785v5158h15660">
          <text:p/>
        </draw:connector>
        <draw:custom-shape draw:style-name="gr9" draw:text-style-name="P1" draw:layer="layout" svg:width="4.318cm" svg:height="1.317cm" svg:x="32.242cm" svg:y="12.764cm">
          <text:p text:style-name="P1">Shift Count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25.444cm" svg:y1="13.66cm" svg:x2="27.227cm" svg:y2="15.277cm" draw:start-shape="id5" draw:start-glue-point="2" svg:d="M25444 13660v1059h1783v558">
          <text:p/>
        </draw:connector>
        <draw:custom-shape draw:style-name="gr11" draw:text-style-name="P1" xml:id="id8" draw:id="id8" draw:layer="layout" svg:width="3.81cm" svg:height="1.016cm" svg:x="22.379cm" svg:y="7.137cm">
          <text:p text:style-name="P1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0" draw:text-style-name="P1" draw:layer="layout" draw:line-skew="1.617cm -4.031cm" svg:x1="39.1cm" svg:y1="14.653cm" svg:x2="24.621cm" svg:y2="7.096cm" draw:start-shape="id6" draw:start-glue-point="7" draw:end-shape="id7" draw:end-glue-point="10" svg:d="M39100 14653h2159v-12129h-16638v4572">
          <text:p/>
        </draw:connector>
        <draw:line draw:style-name="gr10" draw:text-style-name="P1" draw:layer="layout" svg:x1="24.284cm" svg:y1="8.153cm" svg:x2="24.284cm" svg:y2="9.042cm">
          <text:p/>
        </draw:line>
        <draw:connector draw:style-name="gr6" draw:text-style-name="P1" draw:layer="layout" draw:line-skew="0cm -1.419cm" svg:x1="15.567cm" svg:y1="19.785cm" svg:x2="22.379cm" svg:y2="7.645cm" draw:start-shape="id1" draw:start-glue-point="6" draw:end-shape="id8" draw:end-glue-point="3" svg:d="M15567 19785v541h2940v-12681h3872">
          <text:p/>
        </draw:connector>
        <draw:custom-shape draw:style-name="gr11" draw:text-style-name="P1" xml:id="id7" draw:id="id7" draw:layer="layout" svg:width="3.81cm" svg:height="1.058cm" svg:x="22.38cm" svg:y="7.096cm">
          <draw:glue-point draw:id="8" svg:x="2.551cm" svg:y="-5.403cm" draw:escape-direction="up"/>
          <draw:glue-point draw:id="9" svg:x="-1.115cm" svg:y="-5.387cm"/>
          <draw:glue-point draw:id="10" svg:x="0.884cm" svg:y="-5cm"/>
          <draw:glue-point draw:id="11" svg:x="-2.115cm" svg:y="-5cm"/>
          <text:p text:style-name="P1">MUX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1" draw:layer="layout" svg:x1="22.887cm" svg:y1="13.487cm" svg:x2="22.887cm" svg:y2="15.265cm">
          <text:p/>
        </draw:line>
        <draw:custom-shape draw:style-name="gr12" draw:text-style-name="P1" xml:id="id11" draw:id="id11" draw:layer="layout" svg:width="3.81cm" svg:height="1.016cm" svg:x="21.109cm" svg:y="15.318cm">
          <draw:glue-point draw:id="8" svg:x="-2.333cm" svg:y="5.403cm" draw:escape-direction="down"/>
          <draw:glue-point draw:id="9" svg:x="2.333cm" svg:y="5.403cm" draw:escape-direction="down"/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3" xml:id="id9" draw:id="id9" draw:layer="layout" svg:width="1.912cm" svg:height="0.963cm" svg:x="21.998cm" svg:y="15.318cm">
          <draw:text-box>
            <text:p>DMA</text:p>
          </draw:text-box>
        </draw:frame>
        <draw:connector draw:style-name="gr10" draw:text-style-name="P1" draw:layer="layout" draw:line-skew="0.227cm" svg:x1="22.954cm" svg:y1="16.281cm" svg:x2="31.886cm" svg:y2="22.59cm" draw:start-shape="id9" draw:start-glue-point="2" draw:end-shape="id4" draw:end-glue-point="5" svg:d="M22954 16281v3361h8932v2948">
          <text:p/>
        </draw:connector>
        <draw:connector draw:style-name="gr10" draw:text-style-name="P1" draw:layer="layout" svg:x1="20.161cm" svg:y1="11.776cm" svg:x2="6.144cm" svg:y2="2.143cm" draw:start-shape="id10" draw:start-glue-point="3" draw:end-shape="id2" draw:end-glue-point="4" svg:d="M20161 11776v-10174h-14017v541">
          <text:p/>
        </draw:connector>
        <draw:connector draw:style-name="gr14" draw:text-style-name="P1" xml:id="id10" draw:id="id10" draw:layer="layout" svg:x1="22.126cm" svg:y1="16.334cm" svg:x2="20.161cm" svg:y2="11.776cm" draw:start-shape="id11" draw:start-glue-point="8" svg:d="M22126 16334v541h-1965v-5099">
          <text:p/>
        </draw:connector>
        <draw:connector draw:style-name="gr10" draw:text-style-name="P1" draw:layer="layout" svg:x1="15.567cm" svg:y1="16.807cm" svg:x2="15.567cm" svg:y2="18.464cm" draw:start-shape="id12" draw:start-glue-point="6" draw:end-shape="id1" draw:end-glue-point="4" svg:d="M15567 16807v1657">
          <text:p/>
        </draw:connector>
        <draw:connector draw:style-name="gr10" draw:text-style-name="P1" draw:layer="layout" svg:x1="15.567cm" svg:y1="6.694cm" svg:x2="15.567cm" svg:y2="7.536cm" draw:start-shape="id13" draw:start-glue-point="6" draw:end-shape="id12" draw:end-glue-point="4" svg:d="M15567 6694v842">
          <text:p/>
        </draw:connector>
        <draw:connector draw:style-name="gr6" draw:text-style-name="P1" draw:layer="layout" draw:line-skew="0cm -0.784cm" svg:x1="15.567cm" svg:y1="19.785cm" svg:x2="21.109cm" svg:y2="15.826cm" draw:start-shape="id1" draw:start-glue-point="6" draw:end-shape="id11" draw:end-glue-point="1" svg:d="M15567 19785v541h2940v-4500h2602">
          <text:p/>
        </draw:connector>
        <draw:line draw:style-name="gr15" draw:text-style-name="P1" xml:id="id14" draw:id="id14" draw:layer="layout" svg:x1="11.414cm" svg:y1="2.397cm" svg:x2="23.352cm" svg:y2="2.397cm">
          <text:p/>
        </draw:line>
        <draw:connector draw:style-name="gr16" draw:text-style-name="P1" draw:layer="layout" draw:line-skew="1.49cm" svg:x1="6.144cm" svg:y1="14.589cm" svg:x2="11.414cm" svg:y2="2.397cm" draw:start-shape="id2" draw:start-glue-point="6" draw:end-shape="id14" draw:end-glue-point="3" svg:d="M6144 14589v2032h5270v-14224">
          <text:p/>
        </draw:connector>
        <draw:connector draw:style-name="gr17" draw:text-style-name="P1" draw:layer="layout" draw:line-skew="-2.371cm" svg:x1="23.352cm" svg:y1="2.397cm" svg:x2="23.861cm" svg:y2="7.096cm" draw:start-shape="id14" draw:start-glue-point="1" draw:end-shape="id7" draw:end-glue-point="9" svg:d="M23352 2397v-33h509v4732">
          <text:p/>
        </draw:connector>
        <draw:g>
          <draw:glue-point draw:id="4" svg:x="-2.556cm" svg:y="4.734cm"/>
          <draw:glue-point draw:id="5" svg:x="2.841cm" svg:y="4.734cm"/>
          <draw:g xml:id="id3" draw:id="id3">
            <draw:glue-point draw:id="4" svg:x="-5.088cm" svg:y="-3.838cm"/>
            <draw:glue-point draw:id="5" svg:x="-5.088cm" svg:y="-2.507cm"/>
            <draw:glue-point draw:id="6" svg:x="-5.088cm" svg:y="-4.104cm" draw:escape-direction="left"/>
            <draw:glue-point draw:id="7" svg:x="-5.088cm" svg:y="-1.443cm"/>
            <draw:glue-point draw:id="8" svg:x="-5.088cm" svg:y="-3.04cm"/>
            <draw:glue-point draw:id="9" svg:x="-3.768cm" svg:y="-0.379cm"/>
            <draw:glue-point draw:id="10" svg:x="-1.069cm" svg:y="-2.507cm"/>
            <draw:glue-point draw:id="11" svg:x="3.519cm" svg:y="1.217cm"/>
            <draw:glue-point draw:id="12" svg:x="-4.848cm" svg:y="-3.838cm"/>
            <draw:glue-point draw:id="13" svg:x="-5.088cm" svg:y="-3.572cm"/>
            <draw:glue-point draw:id="14" svg:x="-5.088cm" svg:y="-3.572cm"/>
            <draw:glue-point draw:id="15" svg:x="-5.088cm" svg:y="-3.04cm"/>
            <draw:custom-shape draw:style-name="gr18" draw:text-style-name="P1" draw:layer="layout" svg:width="4.705cm" svg:height="4.705cm" svg:x="21.803cm" svg:y="8.887cm">
              <text:p text:style-name="P1">Register </text:p>
              <text:p text:style-name="P1">File A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frame draw:style-name="gr19" draw:layer="layout" svg:width="2.094cm" svg:height="0.963cm" svg:x="21.809cm" svg:y="12.697cm">
              <draw:text-box>
                <text:p>Out A</text:p>
              </draw:text-box>
            </draw:frame>
            <draw:frame draw:style-name="gr20" xml:id="id5" draw:id="id5" draw:layer="layout" svg:width="2.128cm" svg:height="0.963cm" svg:x="24.38cm" svg:y="12.697cm">
              <draw:text-box>
                <text:p>Out B</text:p>
              </draw:text-box>
            </draw:frame>
          </draw:g>
          <draw:frame draw:style-name="gr21" draw:text-style-name="P2" draw:layer="layout" svg:width="1.524cm" svg:height="2.413cm" svg:x="21.874cm" svg:y="8.933cm">
            <draw:text-box>
              <text:p><text:span text:style-name="T1">DA</text:span></text:p>
              <text:p><text:span text:style-name="T1">AA</text:span><text:span text:style-name="T1"><text:line-break/></text:span><text:span text:style-name="T1">BA</text:span></text:p>
            </draw:text-box>
          </draw:frame>
        </draw:g>
        <draw:connector draw:style-name="gr6" draw:text-style-name="P1" draw:layer="layout" draw:line-skew="0cm -1.131cm" svg:x1="15.567cm" svg:y1="19.785cm" svg:x2="21.803cm" svg:y2="10.077cm" draw:start-shape="id1" draw:start-glue-point="6" draw:end-shape="id3" draw:end-glue-point="5" svg:d="M15567 19785v541h2940v-10249h3296">
          <text:p/>
        </draw:connector>
        <draw:connector draw:style-name="gr6" draw:text-style-name="P1" xml:id="id15" draw:id="id15" draw:layer="layout" draw:line-skew="0cm -1.131cm" svg:x1="15.567cm" svg:y1="19.785cm" svg:x2="21.803cm" svg:y2="10.585cm" draw:start-shape="id1" draw:start-glue-point="6" draw:end-shape="id3" draw:end-glue-point="7" svg:d="M15567 19785v541h2940v-9741h3296">
          <text:p/>
        </draw:connector>
        <draw:g>
          <draw:custom-shape draw:style-name="gr22" draw:text-style-name="P1" xml:id="id2" draw:id="id2" draw:layer="layout" svg:width="6.731cm" svg:height="12.446cm" svg:x="2.778cm" svg:y="2.143cm">
            <draw:glue-point draw:id="8" svg:x="5cm" svg:y="-2.083cm"/>
            <draw:glue-point draw:id="9" svg:x="5cm" svg:y="2.083cm"/>
            <draw:glue-point draw:id="10" svg:x="-4.999cm" svg:y="-2.857cm"/>
            <draw:glue-point draw:id="11" svg:x="-4.999cm" svg:y="-1.836cm"/>
            <text:p text:style-name="P1">Memory</text:p>
            <text:p text:style-name="P1">File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21" draw:text-style-name="P2" draw:layer="layout" svg:width="1.397cm" svg:height="2.413cm" svg:x="2.778cm" svg:y="4.556cm">
            <draw:text-box>
              <text:p><text:span text:style-name="T1">DA</text:span></text:p>
              <text:p><text:span text:style-name="T1"><text:line-break/></text:span><text:span text:style-name="T1">MA</text:span></text:p>
            </draw:text-box>
          </draw:frame>
        </draw:g>
        <draw:connector draw:style-name="gr6" draw:text-style-name="P1" draw:layer="layout" draw:line-skew="0cm -0.728cm" svg:x1="15.567cm" svg:y1="19.785cm" svg:x2="2.779cm" svg:y2="4.811cm" draw:start-shape="id1" draw:start-glue-point="6" draw:end-shape="id2" draw:end-glue-point="10" svg:d="M15567 19785v541h-14059v-15515h1271">
          <text:p/>
        </draw:connector>
        <draw:custom-shape draw:style-name="gr12" draw:text-style-name="P1" xml:id="id16" draw:id="id16" draw:layer="layout" svg:width="3.81cm" svg:height="1.016cm" svg:x="25.257cm" svg:y="15.224cm">
          <draw:glue-point draw:id="8" svg:x="-2.333cm" svg:y="5.403cm" draw:escape-direction="down"/>
          <draw:glue-point draw:id="9" svg:x="2.333cm" svg:y="5.403cm" draw:escape-direction="down"/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1" draw:layer="layout" draw:line-skew="-0.523cm 1.493cm" svg:x1="18.507cm" svg:y1="20.326cm" svg:x2="25.733cm" svg:y2="15.733cm" draw:start-shape="id15" draw:start-glue-point="0" draw:end-shape="id16" draw:end-glue-point="6" svg:d="M18507 20326v-22h6496v-4571h730">
          <text:p/>
        </draw:connector>
        <draw:rect draw:style-name="gr23" draw:text-style-name="P1" xml:id="id17" draw:id="id17" draw:layer="layout" svg:width="5.715cm" svg:height="4.699cm" svg:x="32.242cm" svg:y="7.096cm">
          <draw:glue-point draw:id="4" svg:x="-4.999cm" svg:y="1.217cm"/>
          <draw:glue-point draw:id="5" svg:x="-4.999cm" svg:y="-2.025cm"/>
          <text:p text:style-name="P1">Matrix<text:line-break/>Adder</text:p>
        </draw:rect>
        <draw:connector draw:style-name="gr10" draw:text-style-name="P1" draw:layer="layout" draw:line-skew="0.254cm 2.18cm" svg:x1="23.902cm" svg:y1="16.334cm" svg:x2="32.243cm" svg:y2="8.494cm" draw:start-shape="id11" draw:start-glue-point="9" draw:end-shape="id17" draw:end-glue-point="5" svg:d="M23902 16334v795h6879v-8635h1462">
          <text:p/>
        </draw:connector>
        <draw:frame draw:style-name="gr24" draw:layer="layout" svg:width="0.925cm" svg:height="2.387cm" svg:x="32.369cm" svg:y="8.138cm">
          <draw:text-box>
            <text:p>A</text:p>
            <text:p/>
            <text:p>B</text:p>
          </draw:text-box>
        </draw:frame>
        <draw:connector draw:style-name="gr10" draw:text-style-name="P1" draw:layer="layout" svg:x1="27.162cm" svg:y1="16.24cm" svg:x2="34.014cm" svg:y2="18.122cm" draw:start-shape="id16" draw:start-glue-point="7" draw:end-shape="id18" draw:end-glue-point="5" svg:d="M27162 16240v1882h6852">
          <text:p/>
        </draw:connector>
        <draw:connector draw:style-name="gr10" draw:text-style-name="P1" draw:layer="layout" draw:line-skew="-0.16cm -0.846cm" svg:x1="28.05cm" svg:y1="16.24cm" svg:x2="32.243cm" svg:y2="10.016cm" draw:start-shape="id16" draw:start-glue-point="9" draw:end-shape="id17" draw:end-glue-point="4" svg:d="M28050 16240v381h1779v-6605h2414">
          <text:p/>
        </draw:connector>
        <draw:connector draw:style-name="gr10" draw:text-style-name="P1" draw:layer="layout" draw:line-skew="0.515cm -1.277cm" svg:x1="37.957cm" svg:y1="9.445cm" svg:x2="25.256cm" svg:y2="7.096cm" draw:start-shape="id17" draw:start-glue-point="1" draw:end-shape="id7" draw:end-glue-point="8" svg:d="M37957 9445h1016v-4167h-13717v1818">
          <text:p/>
        </draw:connector>
        <draw:ellipse draw:style-name="gr25" draw:text-style-name="P3" xml:id="id19" draw:id="id19" draw:layer="layout" svg:width="2.794cm" svg:height="1.143cm" svg:x="20.685cm" svg:y="2.905cm">
          <text:p><text:span text:style-name="T2">CONST</text:span></text:p>
        </draw:ellipse>
        <draw:connector draw:style-name="gr26" draw:text-style-name="P1" draw:layer="layout" svg:x1="22.082cm" svg:y1="4.048cm" svg:x2="23.48cm" svg:y2="7.096cm" draw:start-shape="id19" draw:start-glue-point="2" draw:end-shape="id7" draw:end-glue-point="11" svg:d="M22082 4048v1524h1398v1524">
          <text:p/>
        </draw:connector>
        <draw:connector draw:style-name="gr10" draw:text-style-name="P1" draw:layer="layout" svg:x1="36.367cm" svg:y1="18.78cm" svg:x2="36.373cm" svg:y2="22.584cm" draw:start-shape="id18" draw:start-glue-point="6" draw:end-shape="id20" draw:end-glue-point="4" svg:d="M36367 18780v1902h6v1902">
          <text:p/>
        </draw:connector>
        <draw:connector draw:style-name="gr10" draw:text-style-name="P1" draw:layer="layout" svg:x1="32.543cm" svg:y1="24.943cm" svg:x2="34.02cm" svg:y2="24.937cm" draw:start-shape="id4" draw:start-glue-point="4" draw:end-shape="id20" draw:end-glue-point="5" svg:d="M32543 24943h738v-6h739">
          <text:p/>
        </draw:connector>
        <draw:connector draw:style-name="gr10" draw:text-style-name="P1" draw:layer="layout" draw:line-skew="0.856cm -0.191cm" svg:x1="26.274cm" svg:y1="16.24cm" svg:x2="31.988cm" svg:y2="14.653cm" draw:start-shape="id16" draw:start-glue-point="8" draw:end-shape="id6" draw:end-glue-point="5" svg:d="M26274 16240v1397h4063v-2984h1651">
          <text:p/>
        </draw:connector>
        <draw:frame draw:style-name="gr27" draw:layer="layout" svg:width="1.912cm" svg:height="0.963cm" svg:x="26.271cm" svg:y="15.278cm">
          <draw:text-box>
            <text:p>DMB</text:p>
          </draw:text-box>
        </draw:frame>
      </draw:page>
      <draw:page draw:name="page2" draw:style-name="dp1" draw:master-page-name="Default">
        <draw:rect draw:style-name="gr28" draw:text-style-name="P1" draw:layer="layout" svg:width="13.335cm" svg:height="10.287cm" svg:x="13.065cm" svg:y="18.145cm">
          <text:p/>
        </draw:rect>
        <draw:rect draw:style-name="gr29" draw:text-style-name="P1" draw:layer="layout" svg:width="24.892cm" svg:height="14.224cm" svg:x="7.985cm" svg:y="2.524cm">
          <text:p/>
        </draw:rect>
        <draw:frame draw:style-name="gr30" draw:text-style-name="P4" draw:layer="layout" svg:width="10.287cm" svg:height="0.963cm" svg:x="15.735cm" svg:y="3.032cm">
          <draw:text-box>
            <text:p text:style-name="P4">Row Multiplier</text:p>
          </draw:text-box>
        </draw:frame>
        <draw:custom-shape draw:style-name="gr2" draw:text-style-name="P5" xml:id="id21" draw:id="id21" draw:layer="layout" svg:width="3.509cm" svg:height="3.143cm" svg:x="12.176cm" svg:y="7.158cm">
          <draw:glue-point draw:id="8" svg:x="-3.55cm" svg:y="-5.1cm"/>
          <draw:glue-point draw:id="9" svg:x="2.601cm" svg:y="-5.1cm"/>
          <text:p text:style-name="P5"><text:span text:style-name="T3">4b</text:span></text:p>
          <text:p text:style-name="P5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23" draw:id="id23" draw:layer="layout" svg:width="3.509cm" svg:height="3.143cm" svg:x="16.773cm" svg:y="7.158cm">
          <draw:glue-point draw:id="8" svg:x="-2.536cm" svg:y="-5.1cm"/>
          <draw:glue-point draw:id="9" svg:x="2.892cm" svg:y="-5.1cm"/>
          <text:p text:style-name="P5"><text:span text:style-name="T3">4b</text:span></text:p>
          <text:p text:style-name="P5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24" draw:id="id24" draw:layer="layout" svg:width="3.509cm" svg:height="3.143cm" svg:x="21.625cm" svg:y="7.158cm">
          <draw:glue-point draw:id="8" svg:x="-3.334cm" svg:y="-5.1cm"/>
          <draw:glue-point draw:id="9" svg:x="2.818cm" svg:y="-5.1cm"/>
          <text:p text:style-name="P5"><text:span text:style-name="T3">4b</text:span></text:p>
          <text:p text:style-name="P5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25" draw:id="id25" draw:layer="layout" svg:width="3.509cm" svg:height="3.143cm" svg:x="26.476cm" svg:y="7.158cm">
          <draw:glue-point draw:id="8" svg:x="-3.043cm" svg:y="-5.1cm"/>
          <draw:glue-point draw:id="9" svg:x="3.109cm" svg:y="-5.1cm"/>
          <text:p text:style-name="P5"><text:span text:style-name="T3">4b</text:span></text:p>
          <text:p text:style-name="P5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31" draw:text-style-name="P1" xml:id="id22" draw:id="id22" draw:layer="layout" svg:width="17.805cm" svg:height="1.397cm" svg:x="12.176cm" svg:y="11.825cm">
          <draw:glue-point draw:id="4" svg:x="-3.359cm" svg:y="-4.996cm"/>
          <draw:glue-point draw:id="5" svg:x="-2.146cm" svg:y="-4.996cm"/>
          <draw:glue-point draw:id="6" svg:x="1.99cm" svg:y="-4.996cm"/>
          <draw:glue-point draw:id="7" svg:x="3.203cm" svg:y="-4.996cm"/>
          <text:p text:style-name="P1">Huge Adder</text:p>
        </draw:rect>
        <draw:frame draw:style-name="gr32" draw:layer="layout" svg:width="3.505cm" svg:height="1.113cm" svg:x="12.176cm" svg:y="7.38cm">
          <draw:text-box>
            <text:p>X<text:span text:style-name="T4">1</text:span><text:tab/> <text:s text:c="4"/>Y<text:span text:style-name="T4">1</text:span></text:p>
          </draw:text-box>
        </draw:frame>
        <draw:frame draw:style-name="gr33" draw:layer="layout" svg:width="3.505cm" svg:height="1.113cm" svg:x="16.773cm" svg:y="7.381cm">
          <draw:text-box>
            <text:p>X<text:span text:style-name="T4">2</text:span><text:tab/> <text:s text:c="4"/>Y<text:span text:style-name="T4">2</text:span></text:p>
          </draw:text-box>
        </draw:frame>
        <draw:frame draw:style-name="gr34" draw:layer="layout" svg:width="3.505cm" svg:height="1.131cm" svg:x="21.625cm" svg:y="7.381cm">
          <draw:text-box>
            <text:p>X<text:span text:style-name="T5">3</text:span><text:tab/> <text:s text:c="4"/>Y<text:span text:style-name="T4">3</text:span></text:p>
          </draw:text-box>
        </draw:frame>
        <draw:frame draw:style-name="gr33" draw:layer="layout" svg:width="3.505cm" svg:height="1.113cm" svg:x="26.476cm" svg:y="7.381cm">
          <draw:text-box>
            <text:p>X<text:span text:style-name="T4">4</text:span><text:tab/> <text:s text:c="4"/>Y<text:span text:style-name="T4">4</text:span></text:p>
          </draw:text-box>
        </draw:frame>
        <draw:frame draw:style-name="gr35" draw:layer="layout" svg:width="3.556cm" svg:height="1.113cm" svg:x="14.503cm" svg:y="12.005cm">
          <draw:text-box>
            <text:p>Z<text:span text:style-name="T4">1</text:span><text:tab/> <text:s text:c="4"/>Z<text:span text:style-name="T4">2</text:span></text:p>
          </draw:text-box>
        </draw:frame>
        <draw:frame draw:style-name="gr35" draw:layer="layout" svg:width="3.556cm" svg:height="1.113cm" svg:x="24.003cm" svg:y="12.006cm">
          <draw:text-box>
            <text:p>Z<text:span text:style-name="T4">3</text:span><text:tab/> <text:s text:c="4"/>Z<text:span text:style-name="T4">4</text:span></text:p>
          </draw:text-box>
        </draw:frame>
        <draw:connector draw:style-name="gr10" draw:text-style-name="P1" draw:layer="layout" svg:x1="13.931cm" svg:y1="10.301cm" svg:x2="15.098cm" svg:y2="11.826cm" draw:start-shape="id21" draw:start-glue-point="6" draw:end-shape="id22" draw:end-glue-point="4" svg:d="M13931 10301v782h1167v743">
          <text:p/>
        </draw:connector>
        <draw:connector draw:style-name="gr10" draw:text-style-name="P1" draw:layer="layout" svg:x1="18.528cm" svg:y1="10.301cm" svg:x2="17.258cm" svg:y2="11.826cm" draw:start-shape="id23" draw:start-glue-point="6" draw:end-shape="id22" draw:end-glue-point="5" svg:d="M18528 10301v782h-1270v743">
          <text:p/>
        </draw:connector>
        <draw:connector draw:style-name="gr10" draw:text-style-name="P1" draw:layer="layout" svg:x1="23.38cm" svg:y1="10.301cm" svg:x2="24.621cm" svg:y2="11.826cm" draw:start-shape="id24" draw:start-glue-point="6" draw:end-shape="id22" draw:end-glue-point="6" svg:d="M23380 10301v782h1241v743">
          <text:p/>
        </draw:connector>
        <draw:connector draw:style-name="gr10" draw:text-style-name="P1" draw:layer="layout" svg:x1="28.231cm" svg:y1="10.301cm" svg:x2="26.78cm" svg:y2="11.826cm" draw:start-shape="id25" draw:start-glue-point="6" draw:end-shape="id22" draw:end-glue-point="7" svg:d="M28231 10301v782h-1451v743">
          <text:p/>
        </draw:connector>
        <draw:connector draw:style-name="gr10" draw:text-style-name="P1" draw:layer="layout" svg:x1="21.078cm" svg:y1="13.222cm" svg:x2="35.29cm" svg:y2="14.54cm" draw:start-shape="id22" draw:start-glue-point="2" draw:end-shape="id26" draw:end-glue-point="3" svg:d="M21078 13222v1318h14212">
          <text:p/>
        </draw:connector>
        <draw:frame draw:style-name="gr36" xml:id="id26" draw:id="id26" draw:layer="layout" svg:width="1.475cm" svg:height="1.113cm" svg:x="35.29cm" svg:y="13.984cm">
          <draw:text-box>
            <text:p>C<text:span text:style-name="T4">nm</text:span></text:p>
          </draw:text-box>
        </draw:frame>
        <draw:frame draw:style-name="gr37" xml:id="id27" draw:id="id27" draw:layer="layout" svg:width="2.352cm" svg:height="0.963cm" svg:x="4.048cm" svg:y="4.175cm">
          <draw:text-box>
            <text:p>Row X</text:p>
          </draw:text-box>
        </draw:frame>
        <draw:frame draw:style-name="gr38" xml:id="id28" draw:id="id28" draw:layer="layout" svg:width="2.344cm" svg:height="0.985cm" svg:x="4.048cm" svg:y="5.476cm">
          <draw:text-box>
            <text:p>Col Y</text:p>
          </draw:text-box>
        </draw:frame>
        <draw:connector draw:style-name="gr10" draw:text-style-name="P1" draw:layer="layout" svg:x1="6.4cm" svg:y1="4.656cm" svg:x2="12.685cm" svg:y2="7.158cm" draw:start-shape="id27" draw:start-glue-point="1" draw:end-shape="id21" draw:end-glue-point="8" svg:d="M6400 4656h6285v2502">
          <text:p/>
        </draw:connector>
        <draw:connector draw:style-name="gr10" draw:text-style-name="P1" draw:layer="layout" svg:x1="6.4cm" svg:y1="4.656cm" svg:x2="17.638cm" svg:y2="7.158cm" draw:start-shape="id27" draw:start-glue-point="1" draw:end-shape="id23" draw:end-glue-point="8" svg:d="M6400 4656h11238v2502">
          <text:p/>
        </draw:connector>
        <draw:connector draw:style-name="gr10" draw:text-style-name="P1" draw:layer="layout" svg:x1="6.4cm" svg:y1="4.656cm" svg:x2="22.21cm" svg:y2="7.158cm" draw:start-shape="id27" draw:start-glue-point="1" draw:end-shape="id24" draw:end-glue-point="8" svg:d="M6400 4656h15810v2502">
          <text:p/>
        </draw:connector>
        <draw:connector draw:style-name="gr10" draw:text-style-name="P1" draw:layer="layout" svg:x1="6.4cm" svg:y1="4.656cm" svg:x2="27.163cm" svg:y2="7.158cm" draw:start-shape="id27" draw:start-glue-point="1" draw:end-shape="id25" draw:end-glue-point="8" svg:d="M6400 4656h20763v2502">
          <text:p/>
        </draw:connector>
        <draw:connector draw:style-name="gr10" draw:text-style-name="P1" draw:layer="layout" svg:x1="6.392cm" svg:y1="5.968cm" svg:x2="14.842cm" svg:y2="7.158cm" draw:start-shape="id28" draw:start-glue-point="1" draw:end-shape="id21" draw:end-glue-point="9" svg:d="M6392 5968h8450v1190">
          <text:p/>
        </draw:connector>
        <draw:connector draw:style-name="gr10" draw:text-style-name="P1" draw:layer="layout" svg:x1="6.392cm" svg:y1="5.968cm" svg:x2="19.541cm" svg:y2="7.158cm" draw:start-shape="id28" draw:start-glue-point="1" draw:end-shape="id23" draw:end-glue-point="9" svg:d="M6392 5968h13149v1190">
          <text:p/>
        </draw:connector>
        <draw:connector draw:style-name="gr10" draw:text-style-name="P1" draw:layer="layout" svg:x1="6.392cm" svg:y1="5.968cm" svg:x2="24.367cm" svg:y2="7.158cm" draw:start-shape="id28" draw:start-glue-point="1" draw:end-shape="id24" draw:end-glue-point="9" svg:d="M6392 5968h17975v1190">
          <text:p/>
        </draw:connector>
        <draw:connector draw:style-name="gr10" draw:text-style-name="P1" draw:layer="layout" svg:x1="6.392cm" svg:y1="5.968cm" svg:x2="29.32cm" svg:y2="7.158cm" draw:start-shape="id28" draw:start-glue-point="1" draw:end-shape="id25" draw:end-glue-point="9" svg:d="M6392 5968h22928v1190">
          <text:p/>
        </draw:connector>
        <draw:rect draw:style-name="gr39" draw:text-style-name="P1" xml:id="id30" draw:id="id30" draw:layer="layout" svg:width="25.654cm" svg:height="14.986cm" svg:x="7.604cm" svg:y="2.143cm">
          <draw:glue-point draw:id="4" svg:x="5cm" svg:y="5cm"/>
          <draw:glue-point draw:id="5" svg:x="-5cm" svg:y="5.018cm"/>
          <text:p/>
        </draw:rect>
        <draw:connector draw:style-name="gr40" draw:text-style-name="P1" draw:layer="layout" draw:type="line" svg:x1="25.51cm" svg:y1="18.704cm" svg:x2="33.258cm" svg:y2="17.129cm" draw:start-shape="id29" draw:start-glue-point="5" draw:end-shape="id30" draw:end-glue-point="4" svg:d="M25510 18704l7748-1575">
          <text:p/>
        </draw:connector>
        <draw:connector draw:style-name="gr40" draw:text-style-name="P1" draw:layer="layout" draw:type="line" svg:x1="13.955cm" svg:y1="18.704cm" svg:x2="7.604cm" svg:y2="17.129cm" draw:start-shape="id29" draw:start-glue-point="4" draw:end-shape="id30" draw:end-glue-point="5" svg:d="M13955 18704l-6351-1575">
          <text:p/>
        </draw:connector>
        <draw:g>
          <draw:rect draw:style-name="gr41" draw:text-style-name="P1" xml:id="id32" draw:id="id32" draw:layer="layout" svg:width="11.229cm" svg:height="1.56cm" svg:x="14.155cm" svg:y="18.958cm">
            <draw:glue-point draw:id="4" svg:x="-4.952cm" svg:y="-2.557cm"/>
            <draw:glue-point draw:id="5" svg:x="-4.952cm" svg:y="2.326cm"/>
            <text:p text:style-name="P1">Row Multiplier 1</text:p>
          </draw:rect>
          <draw:rect draw:style-name="gr41" draw:text-style-name="P1" xml:id="id34" draw:id="id34" draw:layer="layout" svg:width="11.229cm" svg:height="1.559cm" svg:x="14.155cm" svg:y="20.924cm">
            <draw:glue-point draw:id="4" svg:x="-4.952cm" svg:y="-2.944cm"/>
            <draw:glue-point draw:id="5" svg:x="-4.952cm" svg:y="1.943cm"/>
            <text:p text:style-name="P1">Row Multiplier 2</text:p>
          </draw:rect>
          <draw:rect draw:style-name="gr41" draw:text-style-name="P1" xml:id="id36" draw:id="id36" draw:layer="layout" svg:width="11.229cm" svg:height="1.559cm" svg:x="14.155cm" svg:y="22.888cm">
            <draw:glue-point draw:id="4" svg:x="-4.952cm" svg:y="-3.322cm"/>
            <draw:glue-point draw:id="5" svg:x="-4.952cm" svg:y="2.379cm"/>
            <text:p text:style-name="P1">Row Multiplier 3</text:p>
          </draw:rect>
          <draw:rect draw:style-name="gr41" draw:text-style-name="P1" xml:id="id38" draw:id="id38" draw:layer="layout" svg:width="11.229cm" svg:height="1.56cm" svg:x="14.155cm" svg:y="24.853cm">
            <draw:glue-point draw:id="4" svg:x="-4.952cm" svg:y="-2.897cm"/>
            <draw:glue-point draw:id="5" svg:x="-5cm" svg:y="2.801cm"/>
            <text:p text:style-name="P1">Row Multiplier 4</text:p>
          </draw:rect>
          <draw:rect draw:style-name="gr42" draw:text-style-name="P1" xml:id="id29" draw:id="id29" draw:layer="layout" svg:width="11.557cm" svg:height="2.032cm" svg:x="13.954cm" svg:y="18.704cm">
            <draw:glue-point draw:id="4" svg:x="-4.999cm" svg:y="-5cm"/>
            <draw:glue-point draw:id="5" svg:x="5cm" svg:y="-5cm"/>
            <text:p/>
          </draw:rect>
          <draw:frame draw:style-name="gr43" draw:text-style-name="P6" xml:id="id31" draw:id="id31" draw:layer="layout" svg:width="2.673cm" svg:height="1.675cm" svg:x="8.599cm" svg:y="18.923cm">
            <draw:text-box>
              <text:p text:style-name="P6">Row A<text:span text:style-name="T6">1</text:span><text:line-break/>Col B1</text:p>
            </draw:text-box>
            <draw:glue-point draw:id="4" svg:x="4.973cm" svg:y="-2.561cm"/>
            <draw:glue-point draw:id="5" svg:x="4.973cm" svg:y="1.988cm"/>
          </draw:frame>
          <draw:frame draw:style-name="gr43" draw:text-style-name="P6" xml:id="id33" draw:id="id33" draw:layer="layout" svg:width="2.674cm" svg:height="1.675cm" svg:x="8.599cm" svg:y="20.824cm">
            <draw:text-box>
              <text:p text:style-name="P6">Row A1<text:line-break/>Col B2</text:p>
            </draw:text-box>
            <draw:glue-point draw:id="4" svg:x="4.973cm" svg:y="-2.65cm"/>
            <draw:glue-point draw:id="5" svg:x="4.973cm" svg:y="1.898cm"/>
          </draw:frame>
          <draw:frame draw:style-name="gr43" draw:text-style-name="P6" xml:id="id35" draw:id="id35" draw:layer="layout" svg:width="2.674cm" svg:height="1.675cm" svg:x="8.599cm" svg:y="22.724cm">
            <draw:text-box>
              <text:p text:style-name="P6">Row A1<text:line-break/>Col B3</text:p>
            </draw:text-box>
            <draw:glue-point draw:id="4" svg:x="4.973cm" svg:y="-2.459cm"/>
            <draw:glue-point draw:id="5" svg:x="4.973cm" svg:y="2.847cm"/>
          </draw:frame>
          <draw:frame draw:style-name="gr43" draw:text-style-name="P6" xml:id="id37" draw:id="id37" draw:layer="layout" svg:width="2.674cm" svg:height="1.675cm" svg:x="8.599cm" svg:y="24.824cm">
            <draw:text-box>
              <text:p text:style-name="P6">Row A1<text:line-break/>Col B4</text:p>
            </draw:text-box>
            <draw:glue-point draw:id="4" svg:x="4.973cm" svg:y="-3.026cm"/>
            <draw:glue-point draw:id="5" svg:x="4.973cm" svg:y="2.28cm"/>
          </draw:frame>
          <draw:connector draw:style-name="gr10" draw:text-style-name="P1" draw:layer="layout" svg:x1="11.264cm" svg:y1="19.332cm" svg:x2="14.209cm" svg:y2="19.34cm" draw:start-shape="id31" draw:start-glue-point="4" draw:end-shape="id32" draw:end-glue-point="4" svg:d="M11264 19332h1449v8h1496">
            <text:p/>
          </draw:connector>
          <draw:connector draw:style-name="gr10" draw:text-style-name="P1" draw:layer="layout" svg:x1="11.264cm" svg:y1="20.092cm" svg:x2="14.209cm" svg:y2="20.1cm" draw:start-shape="id31" draw:start-glue-point="5" draw:end-shape="id32" draw:end-glue-point="5" svg:d="M11264 20092h1449v8h1496">
            <text:p/>
          </draw:connector>
          <draw:connector draw:style-name="gr10" draw:text-style-name="P1" draw:layer="layout" svg:x1="11.265cm" svg:y1="21.218cm" svg:x2="14.209cm" svg:y2="21.245cm" draw:start-shape="id33" draw:start-glue-point="4" draw:end-shape="id34" draw:end-glue-point="4" svg:d="M11265 21218h1449v27h1495">
            <text:p/>
          </draw:connector>
          <draw:connector draw:style-name="gr10" draw:text-style-name="P1" draw:layer="layout" svg:x1="11.265cm" svg:y1="21.978cm" svg:x2="14.209cm" svg:y2="22.005cm" draw:start-shape="id33" draw:start-glue-point="5" draw:end-shape="id34" draw:end-glue-point="5" svg:d="M11265 21978h1449v27h1495">
            <text:p/>
          </draw:connector>
          <draw:connector draw:style-name="gr10" draw:text-style-name="P1" draw:layer="layout" svg:x1="11.265cm" svg:y1="23.15cm" svg:x2="14.209cm" svg:y2="23.15cm" draw:start-shape="id35" draw:start-glue-point="4" draw:end-shape="id36" draw:end-glue-point="4" svg:d="M11265 23150h2944">
            <text:p/>
          </draw:connector>
          <draw:connector draw:style-name="gr10" draw:text-style-name="P1" draw:layer="layout" svg:x1="11.265cm" svg:y1="24.037cm" svg:x2="14.209cm" svg:y2="24.037cm" draw:start-shape="id35" draw:start-glue-point="5" draw:end-shape="id36" draw:end-glue-point="5" svg:d="M11265 24037h2944">
            <text:p/>
          </draw:connector>
          <draw:connector draw:style-name="gr10" draw:text-style-name="P1" draw:layer="layout" svg:x1="11.265cm" svg:y1="25.155cm" svg:x2="14.209cm" svg:y2="25.182cm" draw:start-shape="id37" draw:start-glue-point="4" draw:end-shape="id38" draw:end-glue-point="4" svg:d="M11265 25155h1449v27h1495">
            <text:p/>
          </draw:connector>
          <draw:connector draw:style-name="gr10" draw:text-style-name="P1" draw:layer="layout" svg:x1="11.265cm" svg:y1="26.042cm" svg:x2="14.155cm" svg:y2="26.069cm" draw:start-shape="id37" draw:start-glue-point="5" draw:end-shape="id38" draw:end-glue-point="5" svg:d="M11265 26042h1449v27h1441">
            <text:p/>
          </draw:connector>
        </draw:g>
        <draw:frame draw:style-name="gr20" xml:id="id39" draw:id="id39" draw:layer="layout" svg:width="7.366cm" svg:height="0.963cm" svg:x="33.512cm" svg:y="27.416cm">
          <draw:text-box>
            <text:p>| C11 | C12 | C13 | C14 |</text:p>
          </draw:text-box>
          <draw:glue-point draw:id="4" svg:x="-3.433cm" svg:y="-4.994cm"/>
          <draw:glue-point draw:id="5" svg:x="-1.172cm" svg:y="-4.994cm"/>
          <draw:glue-point draw:id="6" svg:x="1.436cm" svg:y="-4.994cm"/>
          <draw:glue-point draw:id="7" svg:x="3.524cm" svg:y="-4.994cm"/>
        </draw:frame>
        <draw:connector draw:style-name="gr10" draw:text-style-name="P1" draw:layer="layout" svg:x1="25.511cm" svg:y1="19.72cm" svg:x2="34.667cm" svg:y2="27.417cm" draw:start-shape="id29" draw:start-glue-point="1" draw:end-shape="id39" draw:end-glue-point="4" svg:d="M25511 19720h9156v7697">
          <text:p/>
        </draw:connector>
        <draw:connector draw:style-name="gr10" draw:text-style-name="P1" draw:layer="layout" svg:x1="25.384cm" svg:y1="21.703cm" svg:x2="36.332cm" svg:y2="27.417cm" draw:start-shape="id34" draw:start-glue-point="1" draw:end-shape="id39" draw:end-glue-point="5" svg:d="M25384 21703h10948v5714">
          <text:p/>
        </draw:connector>
        <draw:connector draw:style-name="gr10" draw:text-style-name="P1" draw:layer="layout" svg:x1="25.384cm" svg:y1="23.667cm" svg:x2="38.252cm" svg:y2="27.417cm" draw:start-shape="id36" draw:start-glue-point="1" draw:end-shape="id39" draw:end-glue-point="6" svg:d="M25384 23667h12868v3750">
          <text:p/>
        </draw:connector>
        <draw:connector draw:style-name="gr10" draw:text-style-name="P1" draw:layer="layout" svg:x1="25.384cm" svg:y1="25.633cm" svg:x2="39.79cm" svg:y2="27.417cm" draw:start-shape="id38" draw:start-glue-point="1" draw:end-shape="id39" draw:end-glue-point="7" svg:d="M25384 25633h14406v1784">
          <text:p/>
        </draw:connector>
        <draw:frame draw:style-name="gr43" draw:layer="layout" svg:width="4.934cm" svg:height="0.963cm" svg:x="17.221cm" svg:y="27.215cm">
          <draw:text-box>
            <text:p>Matrix Multiplier</text:p>
          </draw:text-box>
        </draw:frame>
      </draw:page>
      <draw:page draw:name="page3" draw:style-name="dp1" draw:master-page-name="Default">
        <draw:rect draw:style-name="gr29" draw:text-style-name="P1" draw:layer="layout" svg:width="24.892cm" svg:height="10.16cm" svg:x="7.858cm" svg:y="8.112cm">
          <text:p/>
        </draw:rect>
        <draw:frame draw:style-name="gr30" draw:text-style-name="P4" draw:layer="layout" svg:width="10.287cm" svg:height="0.963cm" svg:x="15.608cm" svg:y="8.62cm">
          <draw:text-box>
            <text:p text:style-name="P4">Row Adder</text:p>
          </draw:text-box>
        </draw:frame>
        <draw:custom-shape draw:style-name="gr2" draw:text-style-name="P5" xml:id="id40" draw:id="id40" draw:layer="layout" svg:width="3.509cm" svg:height="3.143cm" svg:x="12.049cm" svg:y="12.746cm">
          <draw:glue-point draw:id="8" svg:x="-3.55cm" svg:y="-5.1cm"/>
          <draw:glue-point draw:id="9" svg:x="2.601cm" svg:y="-5.1cm"/>
          <text:p text:style-name="P5"><text:span text:style-name="T3">4b</text:span></text:p>
          <text:p text:style-name="P5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42" draw:id="id42" draw:layer="layout" svg:width="3.509cm" svg:height="3.143cm" svg:x="16.646cm" svg:y="12.746cm">
          <draw:glue-point draw:id="8" svg:x="-2.536cm" svg:y="-5.1cm"/>
          <draw:glue-point draw:id="9" svg:x="2.892cm" svg:y="-5.1cm"/>
          <text:p text:style-name="P5"><text:span text:style-name="T3">4b</text:span></text:p>
          <text:p text:style-name="P5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43" draw:id="id43" draw:layer="layout" svg:width="3.509cm" svg:height="3.143cm" svg:x="21.498cm" svg:y="12.746cm">
          <draw:glue-point draw:id="8" svg:x="-3.334cm" svg:y="-5.1cm"/>
          <draw:glue-point draw:id="9" svg:x="2.818cm" svg:y="-5.1cm"/>
          <text:p text:style-name="P5"><text:span text:style-name="T3">4b</text:span></text:p>
          <text:p text:style-name="P5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44" draw:id="id44" draw:layer="layout" svg:width="3.509cm" svg:height="3.143cm" svg:x="26.349cm" svg:y="12.746cm">
          <draw:glue-point draw:id="8" svg:x="-3.043cm" svg:y="-5.1cm"/>
          <draw:glue-point draw:id="9" svg:x="3.109cm" svg:y="-5.1cm"/>
          <text:p text:style-name="P5"><text:span text:style-name="T3">4b</text:span></text:p>
          <text:p text:style-name="P5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2" draw:layer="layout" svg:width="3.505cm" svg:height="1.113cm" svg:x="12.049cm" svg:y="12.968cm">
          <draw:text-box>
            <text:p>X<text:span text:style-name="T4">1</text:span><text:tab/> <text:s text:c="4"/>Y<text:span text:style-name="T4">1</text:span></text:p>
          </draw:text-box>
        </draw:frame>
        <draw:frame draw:style-name="gr33" draw:layer="layout" svg:width="3.505cm" svg:height="1.113cm" svg:x="16.646cm" svg:y="12.969cm">
          <draw:text-box>
            <text:p>X<text:span text:style-name="T4">2</text:span><text:tab/> <text:s text:c="4"/>Y<text:span text:style-name="T4">2</text:span></text:p>
          </draw:text-box>
        </draw:frame>
        <draw:frame draw:style-name="gr34" draw:layer="layout" svg:width="3.505cm" svg:height="1.131cm" svg:x="21.498cm" svg:y="12.969cm">
          <draw:text-box>
            <text:p>X<text:span text:style-name="T5">3</text:span><text:tab/> <text:s text:c="4"/>Y<text:span text:style-name="T4">3</text:span></text:p>
          </draw:text-box>
        </draw:frame>
        <draw:frame draw:style-name="gr33" draw:layer="layout" svg:width="3.505cm" svg:height="1.113cm" svg:x="26.349cm" svg:y="12.969cm">
          <draw:text-box>
            <text:p>X<text:span text:style-name="T4">4</text:span><text:tab/> <text:s text:c="4"/>Y<text:span text:style-name="T4">4</text:span></text:p>
          </draw:text-box>
        </draw:frame>
        <draw:connector draw:style-name="gr10" draw:text-style-name="P1" draw:layer="layout" svg:x1="13.804cm" svg:y1="15.889cm" svg:x2="18.632cm" svg:y2="20.051cm" draw:start-shape="id40" draw:start-glue-point="6" draw:end-shape="id41" draw:end-glue-point="4" svg:d="M13804 15889v2101h4828v2061">
          <text:p/>
        </draw:connector>
        <draw:connector draw:style-name="gr10" draw:text-style-name="P1" draw:layer="layout" draw:line-skew="-0.607cm" svg:x1="18.401cm" svg:y1="15.889cm" svg:x2="19.999cm" svg:y2="20.051cm" draw:start-shape="id42" draw:start-glue-point="6" draw:end-shape="id41" draw:end-glue-point="5" svg:d="M18401 15889v1494h1598v2668">
          <text:p/>
        </draw:connector>
        <draw:connector draw:style-name="gr10" draw:text-style-name="P1" draw:layer="layout" draw:line-skew="-0.607cm" svg:x1="23.253cm" svg:y1="15.889cm" svg:x2="21.364cm" svg:y2="20.051cm" draw:start-shape="id43" draw:start-glue-point="6" draw:end-shape="id41" draw:end-glue-point="6" svg:d="M23253 15889v1494h-1889v2668">
          <text:p/>
        </draw:connector>
        <draw:connector draw:style-name="gr10" draw:text-style-name="P1" draw:layer="layout" svg:x1="28.104cm" svg:y1="15.889cm" svg:x2="22.731cm" svg:y2="20.051cm" draw:start-shape="id44" draw:start-glue-point="6" draw:end-shape="id41" draw:end-glue-point="7" svg:d="M28104 15889v2101h-5373v2061">
          <text:p/>
        </draw:connector>
        <draw:frame draw:style-name="gr37" xml:id="id45" draw:id="id45" draw:layer="layout" svg:width="2.352cm" svg:height="0.963cm" svg:x="3.921cm" svg:y="9.763cm">
          <draw:text-box>
            <text:p>Row X</text:p>
          </draw:text-box>
        </draw:frame>
        <draw:frame draw:style-name="gr38" xml:id="id46" draw:id="id46" draw:layer="layout" svg:width="2.344cm" svg:height="0.985cm" svg:x="3.921cm" svg:y="11.064cm">
          <draw:text-box>
            <text:p>Col Y</text:p>
          </draw:text-box>
        </draw:frame>
        <draw:connector draw:style-name="gr10" draw:text-style-name="P1" draw:layer="layout" svg:x1="6.273cm" svg:y1="10.244cm" svg:x2="12.558cm" svg:y2="12.746cm" draw:start-shape="id45" draw:start-glue-point="1" draw:end-shape="id40" draw:end-glue-point="8" svg:d="M6273 10244h6285v2502">
          <text:p/>
        </draw:connector>
        <draw:connector draw:style-name="gr10" draw:text-style-name="P1" draw:layer="layout" svg:x1="6.273cm" svg:y1="10.244cm" svg:x2="17.511cm" svg:y2="12.746cm" draw:start-shape="id45" draw:start-glue-point="1" draw:end-shape="id42" draw:end-glue-point="8" svg:d="M6273 10244h11238v2502">
          <text:p/>
        </draw:connector>
        <draw:connector draw:style-name="gr10" draw:text-style-name="P1" draw:layer="layout" svg:x1="6.273cm" svg:y1="10.244cm" svg:x2="22.083cm" svg:y2="12.746cm" draw:start-shape="id45" draw:start-glue-point="1" draw:end-shape="id43" draw:end-glue-point="8" svg:d="M6273 10244h15810v2502">
          <text:p/>
        </draw:connector>
        <draw:connector draw:style-name="gr10" draw:text-style-name="P1" draw:layer="layout" svg:x1="6.273cm" svg:y1="10.244cm" svg:x2="27.036cm" svg:y2="12.746cm" draw:start-shape="id45" draw:start-glue-point="1" draw:end-shape="id44" draw:end-glue-point="8" svg:d="M6273 10244h20763v2502">
          <text:p/>
        </draw:connector>
        <draw:connector draw:style-name="gr10" draw:text-style-name="P1" draw:layer="layout" svg:x1="6.265cm" svg:y1="11.556cm" svg:x2="14.715cm" svg:y2="12.746cm" draw:start-shape="id46" draw:start-glue-point="1" draw:end-shape="id40" draw:end-glue-point="9" svg:d="M6265 11556h8450v1190">
          <text:p/>
        </draw:connector>
        <draw:connector draw:style-name="gr10" draw:text-style-name="P1" draw:layer="layout" svg:x1="6.265cm" svg:y1="11.556cm" svg:x2="19.414cm" svg:y2="12.746cm" draw:start-shape="id46" draw:start-glue-point="1" draw:end-shape="id42" draw:end-glue-point="9" svg:d="M6265 11556h13149v1190">
          <text:p/>
        </draw:connector>
        <draw:connector draw:style-name="gr10" draw:text-style-name="P1" draw:layer="layout" svg:x1="6.265cm" svg:y1="11.556cm" svg:x2="24.24cm" svg:y2="12.746cm" draw:start-shape="id46" draw:start-glue-point="1" draw:end-shape="id43" draw:end-glue-point="9" svg:d="M6265 11556h17975v1190">
          <text:p/>
        </draw:connector>
        <draw:connector draw:style-name="gr10" draw:text-style-name="P1" draw:layer="layout" svg:x1="6.265cm" svg:y1="11.556cm" svg:x2="29.193cm" svg:y2="12.746cm" draw:start-shape="id46" draw:start-glue-point="1" draw:end-shape="id44" draw:end-glue-point="9" svg:d="M6265 11556h22928v1190">
          <text:p/>
        </draw:connector>
        <draw:frame draw:style-name="gr43" xml:id="id41" draw:id="id41" draw:layer="layout" svg:width="6.026cm" svg:height="1.113cm" svg:x="17.637cm" svg:y="20.05cm">
          <draw:text-box>
            <text:p>| S<text:span text:style-name="T4">n1</text:span> | S<text:span text:style-name="T4">n2</text:span> | S<text:span text:style-name="T4">n3</text:span> | S<text:span text:style-name="T7">n4</text:span><text:span text:style-name="T8"> |</text:span></text:p>
          </draw:text-box>
          <draw:glue-point draw:id="4" svg:x="-3.349cm" svg:y="-4.995cm"/>
          <draw:glue-point draw:id="5" svg:x="-1.081cm" svg:y="-4.995cm"/>
          <draw:glue-point draw:id="6" svg:x="1.186cm" svg:y="-4.995cm"/>
          <draw:glue-point draw:id="7" svg:x="3.455cm" svg:y="-4.995cm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le Goodman</meta:initial-creator>
    <meta:creation-date>2021-04-15T10:50:47.25</meta:creation-date>
    <dc:date>2021-04-27T12:19:46.65</dc:date>
    <dc:creator>Kyle Goodman</dc:creator>
    <meta:editing-duration>PT9H24M38S</meta:editing-duration>
    <meta:editing-cycles>43</meta:editing-cycles>
    <meta:generator>OpenOffice/4.1.9$Win32 OpenOffice.org_project/419m1$Build-9805</meta:generator>
    <meta:document-statistic meta:object-count="137"/>
  </office:meta>
</office:document-meta>
</file>